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Me parece una excelente idea! Crear una página web de <text:span text:style-name="Strong_20_Emphasis">eCommerce</text:span> es un proyecto ambicioso y muy completo, que te permitirá integrar todas las asignaturas relacionadas con <text:span text:style-name="Strong_20_Emphasis">Administración de Sistemas Informáticos en Red</text:span>. Usando <text:span text:style-name="Strong_20_Emphasis">React</text:span> en el frontend y <text:span text:style-name="Strong_20_Emphasis">Node.js</text:span> en el backend, puedes construir un sistema moderno, eficiente y escalable. A continuación, te explico cómo podrías integrar cada asignatura a este proyecto de eCommerce.</text:p>
      <text:h text:style-name="Heading_20_3" text:outline-level="3">1. <text:span text:style-name="Strong_20_Emphasis">Administración de Sistemas Gestores de Base de Datos</text:span></text:h>
      <text:p text:style-name="Text_20_body">En un eCommerce, la base de datos es esencial para gestionar productos, usuarios, pedidos, carritos de compra, etc.</text:p>
      <text:list xml:id="list411411121" text:style-name="L1">
        <text:list-item>
          <text:p text:style-name="P2">Utiliza un <text:span text:style-name="Strong_20_Emphasis">SGBD relacional</text:span> como <text:span text:style-name="Strong_20_Emphasis">PostgreSQL</text:span> o <text:span text:style-name="Strong_20_Emphasis">MySQL</text:span> para estructurar la información. Tendrás tablas para:</text:p>
          <text:list>
            <text:list-item>
              <text:p text:style-name="P2"><text:span text:style-name="Strong_20_Emphasis">Productos</text:span> (id, nombre, precio, descripción, stock, etc.)</text:p>
            </text:list-item>
            <text:list-item>
              <text:p text:style-name="P2"><text:span text:style-name="Strong_20_Emphasis">Usuarios</text:span> (id, nombre, email, dirección, roles - cliente/admin, etc.)</text:p>
            </text:list-item>
            <text:list-item>
              <text:p text:style-name="P2"><text:span text:style-name="Strong_20_Emphasis">Pedidos</text:span> (id, usuario_id, total, estado del pedido, etc.)</text:p>
            </text:list-item>
            <text:list-item>
              <text:p text:style-name="P2"><text:span text:style-name="Strong_20_Emphasis">Carritos de compra</text:span> (asociado a usuarios, con la lista de productos seleccionados)</text:p>
            </text:list-item>
          </text:list>
        </text:list-item>
        <text:list-item>
          <text:p text:style-name="P2">Implementa <text:span text:style-name="Strong_20_Emphasis">consultas SQL optimizadas</text:span> para obtener productos, gestionar inventarios, crear pedidos, y realizar búsquedas de productos.</text:p>
        </text:list-item>
        <text:list-item>
          <text:p text:style-name="P1">Implementa un <text:span text:style-name="Strong_20_Emphasis">sistema de autenticación y permisos</text:span> que permita diferenciar entre clientes, administradores y personal de soporte.</text:p>
        </text:list-item>
      </text:list>
      <text:h text:style-name="Heading_20_3" text:outline-level="3">2. <text:span text:style-name="Strong_20_Emphasis">Administración de Sistemas Operativos</text:span></text:h>
      <text:p text:style-name="Text_20_body">El sistema de eCommerce deberá funcionar en un <text:span text:style-name="Strong_20_Emphasis">servidor web</text:span>. Aquí es donde entra la administración de sistemas operativos.</text:p>
      <text:list xml:id="list780488456" text:style-name="L2">
        <text:list-item>
          <text:p text:style-name="P4">El proyecto se desplegará en un servidor con <text:span text:style-name="Strong_20_Emphasis">Linux</text:span> (como Ubuntu Server o CentOS) o <text:span text:style-name="Strong_20_Emphasis">Windows Server</text:span>.</text:p>
        </text:list-item>
        <text:list-item>
          <text:p text:style-name="P4">Configura y administra servicios críticos como <text:span text:style-name="Strong_20_Emphasis">servidor web Nginx o Apache</text:span> para manejar peticiones HTTP/HTTPS y el <text:span text:style-name="Strong_20_Emphasis">servidor de base de datos</text:span>.</text:p>
        </text:list-item>
        <text:list-item>
          <text:p text:style-name="P4">Automatiza tareas del servidor, como <text:span text:style-name="Strong_20_Emphasis">tareas de mantenimiento, copias de seguridad y actualizaciones del sistema</text:span>.</text:p>
        </text:list-item>
        <text:list-item>
          <text:p text:style-name="P3">Usa <text:span text:style-name="Strong_20_Emphasis">contenedores Docker</text:span> para aislar la aplicación en ambientes de desarrollo y producción, facilitando la portabilidad y escalabilidad del sistema.</text:p>
        </text:list-item>
      </text:list>
      <text:h text:style-name="Heading_20_3" text:outline-level="3">3. <text:span text:style-name="Strong_20_Emphasis">Implantación de Aplicaciones Web</text:span></text:h>
      <text:p text:style-name="Text_20_body">La <text:span text:style-name="Strong_20_Emphasis">aplicación web</text:span> será la parte visible del sistema, donde los clientes interactúan para navegar, buscar productos y realizar compras.</text:p>
      <text:list xml:id="list1479284927" text:style-name="L3">
        <text:list-item>
          <text:p text:style-name="P6">Usa <text:span text:style-name="Strong_20_Emphasis">React</text:span> en el frontend para crear una <text:span text:style-name="Strong_20_Emphasis">interfaz dinámica y responsiva</text:span>. React es ideal porque permite una experiencia de usuario fluida, gracias a su renderizado eficiente y la capacidad de manejar estados de la aplicación (como el carrito de compras).</text:p>
        </text:list-item>
        <text:list-item>
          <text:p text:style-name="P6">Integra <text:span text:style-name="Strong_20_Emphasis">API RESTful</text:span> usando <text:span text:style-name="Strong_20_Emphasis">Node.js</text:span> con Express en el backend, para gestionar las operaciones de la tienda (productos, usuarios, pedidos).</text:p>
        </text:list-item>
        <text:list-item>
          <text:p text:style-name="P5">Configura <text:span text:style-name="Strong_20_Emphasis">rutas seguras y autenticación</text:span> con JWT (JSON Web Tokens) para que los <text:soft-page-break/>usuarios puedan crear cuentas, iniciar sesión y realizar compras.</text:p>
        </text:list-item>
      </text:list>
      <text:h text:style-name="Heading_20_3" text:outline-level="3">4. <text:span text:style-name="Strong_20_Emphasis">Seguridad y Alta Disponibilidad</text:span></text:h>
      <text:p text:style-name="Text_20_body">La <text:span text:style-name="Strong_20_Emphasis">seguridad</text:span> es fundamental en una tienda en línea, ya que maneja datos sensibles como información personal y transacciones financieras.</text:p>
      <text:list xml:id="list2246620306" text:style-name="L4">
        <text:list-item>
          <text:p text:style-name="P8">Implementa <text:span text:style-name="Strong_20_Emphasis">SSL (Secure Sockets Layer)</text:span> para cifrar la comunicación entre el cliente y el servidor, protegiendo los datos de los usuarios.</text:p>
        </text:list-item>
        <text:list-item>
          <text:p text:style-name="P8">Usa <text:span text:style-name="Strong_20_Emphasis">OAuth o JWT</text:span> para gestionar la autenticación y el inicio de sesión seguro.</text:p>
        </text:list-item>
        <text:list-item>
          <text:p text:style-name="P8">Implementa <text:span text:style-name="Strong_20_Emphasis">roles y permisos</text:span>, diferenciando a los usuarios comunes de los administradores del sistema.</text:p>
        </text:list-item>
        <text:list-item>
          <text:p text:style-name="P8">Para la <text:span text:style-name="Strong_20_Emphasis">alta disponibilidad</text:span>, configura un sistema de <text:span text:style-name="Strong_20_Emphasis">balanceo de carga</text:span> que distribuya el tráfico en diferentes servidores, y usa <text:span text:style-name="Strong_20_Emphasis">replicación de base de datos</text:span> para garantizar que los datos estén siempre disponibles.</text:p>
        </text:list-item>
        <text:list-item>
          <text:p text:style-name="P7">Implementa un sistema de <text:span text:style-name="Strong_20_Emphasis">backups automáticos</text:span> y asegúrate de que el servidor pueda <text:span text:style-name="Strong_20_Emphasis">recuperarse ante fallos o desastres</text:span>.</text:p>
        </text:list-item>
      </text:list>
      <text:h text:style-name="Heading_20_3" text:outline-level="3">5. <text:span text:style-name="Strong_20_Emphasis">Servicios de Red e Internet</text:span></text:h>
      <text:p text:style-name="Text_20_body">Este proyecto necesitará estar bien conectado a la red para ofrecer servicios rápidos y seguros.</text:p>
      <text:list xml:id="list2685807658" text:style-name="L5">
        <text:list-item>
          <text:p text:style-name="P10">Configura un <text:span text:style-name="Strong_20_Emphasis">DNS</text:span> para gestionar el dominio de la tienda y resolver las solicitudes de los clientes a tu servidor.</text:p>
        </text:list-item>
        <text:list-item>
          <text:p text:style-name="P10">Utiliza un servidor <text:span text:style-name="Strong_20_Emphasis">CDN (Content Delivery Network)</text:span> para distribuir contenido estático (imágenes de productos, hojas de estilo, scripts) y mejorar los tiempos de carga para usuarios en distintas ubicaciones geográficas.</text:p>
        </text:list-item>
        <text:list-item>
          <text:p text:style-name="P10">Configura servicios de <text:span text:style-name="Strong_20_Emphasis">correo electrónico</text:span> (SMTP) para enviar notificaciones automáticas a los clientes, como confirmaciones de pedidos o recuperación de contraseñas.</text:p>
        </text:list-item>
        <text:list-item>
          <text:p text:style-name="P9">Utiliza herramientas como <text:span text:style-name="Strong_20_Emphasis">NGINX</text:span> o <text:span text:style-name="Strong_20_Emphasis">HAProxy</text:span> para manejar el tráfico entrante y balancear la carga.</text:p>
        </text:list-item>
      </text:list>
      <text:h text:style-name="Heading_20_3" text:outline-level="3">6. <text:span text:style-name="Strong_20_Emphasis">Empresa e Iniciativa Emprendedora</text:span></text:h>
      <text:p text:style-name="Text_20_body">El proyecto no sería completo sin una visión empresarial. Aquí es donde se integran los conceptos de <text:span text:style-name="Strong_20_Emphasis">emprendimiento y gestión empresarial</text:span>.</text:p>
      <text:list xml:id="list2773565907" text:style-name="L6">
        <text:list-item>
          <text:p text:style-name="P12">Puedes plantear un <text:span text:style-name="Strong_20_Emphasis">modelo de negocio</text:span> para este eCommerce, que podría incluir la venta de productos propios o una plataforma para que terceros vendan sus productos (como un marketplace).</text:p>
        </text:list-item>
        <text:list-item>
          <text:p text:style-name="P12">Desarrolla un <text:span text:style-name="Strong_20_Emphasis">plan financiero</text:span>, que incluya el análisis de costos para la infraestructura tecnológica, marketing digital, personal necesario, y proyecciones de ingresos y beneficios.</text:p>
        </text:list-item>
        <text:list-item>
          <text:p text:style-name="P12">Piensa en las <text:span text:style-name="Strong_20_Emphasis">estrategias de marketing</text:span> para atraer tráfico a la tienda: SEO (Search Engine Optimization), redes sociales, campañas de email marketing, etc.</text:p>
        </text:list-item>
        <text:list-item>
          <text:p text:style-name="P11">Evalúa opciones de <text:span text:style-name="Strong_20_Emphasis">escala y crecimiento</text:span>: por ejemplo, comenzar con un nicho pequeño y luego expandir el catálogo de productos a diferentes regiones o audiencias.</text:p>
        </text:list-item>
      </text:list>
      <text:p text:style-name="Horizontal_20_Line"><text:soft-page-break/></text:p>
      <text:h text:style-name="Heading_20_3" text:outline-level="3">Flujo General de Integración de las Asignaturas</text:h>
      <text:list xml:id="list3566380667" text:style-name="L7">
        <text:list-item>
          <text:p text:style-name="P14"><text:span text:style-name="Strong_20_Emphasis">Frontend (React):</text:span> El usuario navega por el catálogo de productos y agrega artículos al carrito.</text:p>
        </text:list-item>
        <text:list-item>
          <text:p text:style-name="P14"><text:span text:style-name="Strong_20_Emphasis">Backend (Node.js):</text:span> El servidor recibe las peticiones de creación de cuenta, inicio de sesión, y administración de pedidos.</text:p>
        </text:list-item>
        <text:list-item>
          <text:p text:style-name="P14"><text:span text:style-name="Strong_20_Emphasis">Base de Datos (MySQL/PostgreSQL):</text:span> Se almacenan todos los datos relacionados con productos, usuarios, y transacciones.</text:p>
        </text:list-item>
        <text:list-item>
          <text:p text:style-name="P14"><text:span text:style-name="Strong_20_Emphasis">Seguridad:</text:span> Todas las transacciones están protegidas con <text:span text:style-name="Strong_20_Emphasis">SSL</text:span>, las sesiones se manejan de forma segura con <text:span text:style-name="Strong_20_Emphasis">JWT</text:span>, y los roles controlan el acceso a áreas críticas.</text:p>
        </text:list-item>
        <text:list-item>
          <text:p text:style-name="P14"><text:span text:style-name="Strong_20_Emphasis">Alta disponibilidad y red:</text:span> La tienda se despliega en múltiples servidores, y los recursos estáticos se distribuyen mediante <text:span text:style-name="Strong_20_Emphasis">CDN</text:span> para mejorar la experiencia del usuario.</text:p>
        </text:list-item>
        <text:list-item>
          <text:p text:style-name="P13"><text:span text:style-name="Strong_20_Emphasis">Modelo de negocio:</text:span> Se crea un plan estratégico para el crecimiento de la tienda y su viabilidad financiera.</text:p>
        </text:list-item>
      </text:list>
      <text:p text:style-name="Horizontal_20_Line"/>
      <text:p text:style-name="Text_20_body">Con esta idea de proyecto de <text:span text:style-name="Strong_20_Emphasis">eCommerce</text:span>, no solo cubrirás los aspectos técnicos de cada asignatura, sino que además estarás trabajando en algo que puede tener <text:span text:style-name="Strong_20_Emphasis">aplicaciones reales y comerciales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02T15:38:48.778000000</dc:date>
    <meta:editing-duration>PT18S</meta:editing-duration>
    <meta:editing-cycles>1</meta:editing-cycles>
    <meta:document-statistic meta:table-count="0" meta:image-count="0" meta:object-count="0" meta:page-count="3" meta:paragraph-count="48" meta:word-count="928" meta:character-count="6020" meta:non-whitespace-character-count="5173"/>
    <meta:generator>LibreOffice/7.2.4.1$Windows_X86_64 LibreOffice_project/27d75539669ac387bb498e35313b970b7fe9c4f9</meta:generator>
  </office:meta>
</office:document-meta>
</file>